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25-11-13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668" calcext:value-type="float">
            <text:p>57.2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25-09-1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8392" calcext:value-type="float">
            <text:p>57.2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25-06-12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1024" calcext:value-type="float">
            <text:p>56.9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25-02-25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24-11-04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9144" calcext:value-type="float">
            <text:p>57.1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24-08-13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8456" calcext:value-type="float">
            <text:p>56.9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24-05-30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1088" calcext:value-type="float">
            <text:p>56.7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24-03-12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23-12-04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23-09-0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23-04-11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4552" calcext:value-type="float">
            <text:p>56.9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23-02-0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9896" calcext:value-type="float">
            <text:p>57.0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22-11-03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668" calcext:value-type="float">
            <text:p>57.2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22-08-0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22-01-19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5992" calcext:value-type="float">
            <text:p>57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21-07-12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8184" calcext:value-type="float">
            <text:p>57.0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21-02-03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20-07-14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9832" calcext:value-type="float">
            <text:p>57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20-01-27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9-08-0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9-05-1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9-02-0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8056" calcext:value-type="float">
            <text:p>57.5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8-10-1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8-08-07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8-04-02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7-11-15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7-07-3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7-04-27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7-02-21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6-11-1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6-08-29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8552" calcext:value-type="float">
            <text:p>58.5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6-05-1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6-01-19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5-06-30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5-05-26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8552" calcext:value-type="float">
            <text:p>58.5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5-03-0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4-10-2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008" calcext:value-type="float">
            <text:p>58.7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4-07-28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7528" calcext:value-type="float">
            <text:p>58.7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4-04-2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4-02-24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2664" calcext:value-type="float">
            <text:p>58.6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3-11-13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3-07-17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3-04-25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3-02-27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2-10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2-07-24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2-04-30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2-01-25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3368" calcext:value-type="float">
            <text:p>59.7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1-11-0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1-07-14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1-04-1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1-02-17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66" calcext:value-type="float">
            <text:p>60.4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0-10-1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0-07-2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8728" calcext:value-type="float">
            <text:p>60.6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0-04-1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612" calcext:value-type="float">
            <text:p>60.3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10-01-28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9-10-22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9104" calcext:value-type="float">
            <text:p>60.6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9-08-25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7768" calcext:value-type="float">
            <text:p>60.6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9-04-0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564" calcext:value-type="float">
            <text:p>60.3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9-01-2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8-10-20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804" calcext:value-type="float">
            <text:p>60.5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8-07-24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8-04-30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8-02-0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7-11-0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8984" calcext:value-type="float">
            <text:p>59.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7-07-19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7-05-0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7-01-11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6-10-31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6-07-11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6-04-19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9992" calcext:value-type="float">
            <text:p>58.6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2456" calcext:value-type="float">
            <text:p>58.5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5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4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4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3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3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3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2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0792" calcext:value-type="float">
            <text:p>57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7744" calcext:value-type="float">
            <text:p>57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9792" calcext:value-type="float">
            <text:p>57.0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5032" calcext:value-type="float">
            <text:p>57.0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5304" calcext:value-type="float">
            <text:p>56.9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200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912" calcext:value-type="float">
            <text:p>56.8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9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9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8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7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6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6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4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4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4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3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3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548" calcext:value-type="float">
            <text:p>55.2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2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2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1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1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1848" calcext:value-type="float">
            <text:p>55.1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1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0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8784" calcext:value-type="float">
            <text:p>54.2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06" calcext:value-type="float">
            <text:p>54.3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9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06" calcext:value-type="float">
            <text:p>54.3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8616" calcext:value-type="float">
            <text:p>54.4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9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9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9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156" calcext:value-type="float">
            <text:p>54.3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8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8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8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8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8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8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7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7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7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7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764" calcext:value-type="float">
            <text:p>53.5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7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4696" calcext:value-type="float">
            <text:p>53.5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8976" calcext:value-type="float">
            <text:p>53.5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7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3736" calcext:value-type="float">
            <text:p>53.5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6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7368" calcext:value-type="float">
            <text:p>53.6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6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7744" calcext:value-type="float">
            <text:p>53.5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3736" calcext:value-type="float">
            <text:p>53.5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6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1232" calcext:value-type="float">
            <text:p>53.2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9688" calcext:value-type="float">
            <text:p>53.1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6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1672" calcext:value-type="float">
            <text:p>53.0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9312" calcext:value-type="float">
            <text:p>53.1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5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5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6744" calcext:value-type="float">
            <text:p>53.1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5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9416" calcext:value-type="float">
            <text:p>53.2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5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996" calcext:value-type="float">
            <text:p>53.0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1568" calcext:value-type="float">
            <text:p>52.9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5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708" calcext:value-type="float">
            <text:p>52.8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5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3344" calcext:value-type="float">
            <text:p>52.6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892" calcext:value-type="float">
            <text:p>52.3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1864" calcext:value-type="float">
            <text:p>52.2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4328" calcext:value-type="float">
            <text:p>52.1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6728" calcext:value-type="float">
            <text:p>52.3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5976" calcext:value-type="float">
            <text:p>52.3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556" calcext:value-type="float">
            <text:p>52.1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3264" calcext:value-type="float">
            <text:p>52.0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0488" calcext:value-type="float">
            <text:p>51.9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3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1072" calcext:value-type="float">
            <text:p>52.0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2576" calcext:value-type="float">
            <text:p>51.8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2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9984" calcext:value-type="float">
            <text:p>52.4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2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1488" calcext:value-type="float">
            <text:p>52.2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2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2304" calcext:value-type="float">
            <text:p>51.9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172" calcext:value-type="float">
            <text:p>51.8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2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268" calcext:value-type="float">
            <text:p>51.9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2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5832" calcext:value-type="float">
            <text:p>51.9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268" calcext:value-type="float">
            <text:p>51.9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4496" calcext:value-type="float">
            <text:p>51.9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2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412" calcext:value-type="float">
            <text:p>52.0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6896" calcext:value-type="float">
            <text:p>52.1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4496" calcext:value-type="float">
            <text:p>51.9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1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076" calcext:value-type="float">
            <text:p>51.8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1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1264" calcext:value-type="float">
            <text:p>51.2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1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0784" calcext:value-type="float">
            <text:p>51.2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0304" calcext:value-type="float">
            <text:p>51.2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3184" calcext:value-type="float">
            <text:p>51.3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068" calcext:value-type="float">
            <text:p>51.1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80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9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8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8576" calcext:value-type="float">
            <text:p>50.3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1544" calcext:value-type="float">
            <text:p>49.6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8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8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0312" calcext:value-type="float">
            <text:p>49.7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8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7056" calcext:value-type="float">
            <text:p>49.5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8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7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0648" calcext:value-type="float">
            <text:p>49.3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7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7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0984" calcext:value-type="float">
            <text:p>49.0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1048" calcext:value-type="float">
            <text:p>48.7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0672" calcext:value-type="float">
            <text:p>48.8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4472" calcext:value-type="float">
            <text:p>48.7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1048" calcext:value-type="float">
            <text:p>48.7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9232" calcext:value-type="float">
            <text:p>48.7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9232" calcext:value-type="float">
            <text:p>48.7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5328" calcext:value-type="float">
            <text:p>48.7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6184" calcext:value-type="float">
            <text:p>48.7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9712" calcext:value-type="float">
            <text:p>48.7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7832" calcext:value-type="float">
            <text:p>48.9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8688" calcext:value-type="float">
            <text:p>48.9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3072" calcext:value-type="float">
            <text:p>48.9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7832" calcext:value-type="float">
            <text:p>48.9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2216" calcext:value-type="float">
            <text:p>48.9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1864" calcext:value-type="float">
            <text:p>48.4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8816" calcext:value-type="float">
            <text:p>48.4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4056" calcext:value-type="float">
            <text:p>48.4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6728" calcext:value-type="float">
            <text:p>48.4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0256" calcext:value-type="float">
            <text:p>48.5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988" calcext:value-type="float">
            <text:p>48.5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7312" calcext:value-type="float">
            <text:p>48.5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2072" calcext:value-type="float">
            <text:p>48.5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988" calcext:value-type="float">
            <text:p>48.5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3304" calcext:value-type="float">
            <text:p>48.5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7208" calcext:value-type="float">
            <text:p>48.5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2592" calcext:value-type="float">
            <text:p>48.9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4784" calcext:value-type="float">
            <text:p>48.9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8688" calcext:value-type="float">
            <text:p>48.9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3928" calcext:value-type="float">
            <text:p>48.9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9648" calcext:value-type="float">
            <text:p>48.9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9544" calcext:value-type="float">
            <text:p>48.9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8688" calcext:value-type="float">
            <text:p>48.9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5432" calcext:value-type="float">
            <text:p>48.7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1904" calcext:value-type="float">
            <text:p>48.7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9712" calcext:value-type="float">
            <text:p>48.7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5328" calcext:value-type="float">
            <text:p>48.7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2656" calcext:value-type="float">
            <text:p>48.6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8272" calcext:value-type="float">
            <text:p>48.6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7792" calcext:value-type="float">
            <text:p>48.6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8648" calcext:value-type="float">
            <text:p>48.6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1696" calcext:value-type="float">
            <text:p>48.6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8648" calcext:value-type="float">
            <text:p>48.6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1696" calcext:value-type="float">
            <text:p>48.6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1696" calcext:value-type="float">
            <text:p>48.6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7792" calcext:value-type="float">
            <text:p>48.6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084" calcext:value-type="float">
            <text:p>48.6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084" calcext:value-type="float">
            <text:p>48.6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3888" calcext:value-type="float">
            <text:p>48.6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2656" calcext:value-type="float">
            <text:p>48.6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2616" calcext:value-type="float">
            <text:p>48.3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7272" calcext:value-type="float">
            <text:p>48.2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3744" calcext:value-type="float">
            <text:p>48.2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2784" calcext:value-type="float">
            <text:p>48.1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4288" calcext:value-type="float">
            <text:p>48.0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0384" calcext:value-type="float">
            <text:p>48.0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7336" calcext:value-type="float">
            <text:p>48.0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0384" calcext:value-type="float">
            <text:p>48.0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0864" calcext:value-type="float">
            <text:p>48.0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22" calcext:value-type="float">
            <text:p>48.0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8672" calcext:value-type="float">
            <text:p>48.0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0384" calcext:value-type="float">
            <text:p>48.0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7712" calcext:value-type="float">
            <text:p>47.9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4184" calcext:value-type="float">
            <text:p>47.9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8672" calcext:value-type="float">
            <text:p>48.0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028" calcext:value-type="float">
            <text:p>47.9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0864" calcext:value-type="float">
            <text:p>48.0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7504" calcext:value-type="float">
            <text:p>47.8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0824" calcext:value-type="float">
            <text:p>47.7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4248" calcext:value-type="float">
            <text:p>47.7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8632" calcext:value-type="float">
            <text:p>47.7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8736" calcext:value-type="float">
            <text:p>47.7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076" calcext:value-type="float">
            <text:p>47.9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2912" calcext:value-type="float">
            <text:p>47.6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2912" calcext:value-type="float">
            <text:p>47.6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2056" calcext:value-type="float">
            <text:p>47.6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2056" calcext:value-type="float">
            <text:p>47.6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2912" calcext:value-type="float">
            <text:p>47.6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9864" calcext:value-type="float">
            <text:p>47.6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7568" calcext:value-type="float">
            <text:p>47.5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98" calcext:value-type="float">
            <text:p>47.9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2912" calcext:value-type="float">
            <text:p>47.6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6592" calcext:value-type="float">
            <text:p>46.6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1184" calcext:value-type="float">
            <text:p>46.8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1184" calcext:value-type="float">
            <text:p>46.8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0248" calcext:value-type="float">
            <text:p>46.1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1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0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00076500701</text:p>
          </table:table-cell>
          <table:table-cell office:value-type="string" calcext:value-type="string">
            <text:p>56F <text:s/>2 SOW 039</text:p>
          </table:table-cell>
          <table:table-cell office:value-type="string" calcext:value-type="string">
            <text:p>197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58" meta:object-count="0"/>
    <meta:user-defined meta:name="AppVersion">3.0</meta:user-defined>
  </office:meta>
</office:document-meta>
</file>